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://frgp.cvg.utn.edu.ar/mod/forum/search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section text:style-name="Sect1" text:name="page-content">
        <text:section text:style-name="Sect1" text:name="region-main-box">
          <text:section text:style-name="Sect1" text:name="yui_3_17_2_1_1536774290999_34">
            <text:section text:style-name="Sect1" text:name="yui_3_17_2_1_1536774290999_33">
              <text:h text:style-name="Heading_20_3" text:outline-level="3">[CLASE 5] - 03/09/2018 - Presencial</text:h>
              <text:p text:style-name="P3"/>
            </text:section>
          </text:section>
        </text:section>
      </text:section>
      <text:section text:style-name="Sect1" text:name="yui_3_17_2_1_1536774290999_32">
        <text:p text:style-name="Text_20_body">Adjunto los archivos que necesitaremos para trabajar en clase.</text:p>
        <text:p text:style-name="Text_20_body">Tema: Consultas de selección - Funciones de resumen</text:p>
        <text:section text:style-name="Sect1" text:name="yui_3_17_2_1_1536774290999_31">
          <text:p text:style-name="P3">  <text:bookmark text:name="yui_3_17_2_1_1536774290999_28"/><text:a xlink:type="simple" xlink:href="http://frgp.cvg.utn.edu.ar/pluginfile.php/99905/mod_forum/attachment/319822/Clase%205.zip" text:style-name="Internet_20_link" text:visited-style-name="Visited_20_Internet_20_Link">Clase 5.zip</text:a><text:line-break/></text:p>
        </text:section>
      </text:section>
      <text:section text:style-name="Sect1" text:name="yui_3_17_2_1_1536774290999_40">
        <text:section text:style-name="Sect1" text:name="yui_3_17_2_1_1536774290999_39">
          <text:p text:style-name="Text_20_body">Consultas vistas en clase.</text:p>
          <text:section text:style-name="Sect1" text:name="yui_3_17_2_1_1536774290999_38">
            <text:p text:style-name="P3"> </text:p>
            <text:section text:style-name="Sect1" text:name="yui_3_17_2_1_1536774290999_37">
              <text:p text:style-name="P3"/>
              <text:section text:style-name="Sect1" text:name="yui_3_17_2_1_1536774290999_36">
                <text:p text:style-name="P3"><text:s/><text:bookmark text:name="yui_3_17_2_1_1536774290999_35"/><text:a xlink:type="simple" xlink:href="http://frgp.cvg.utn.edu.ar/pluginfile.php/99905/mod_forum/attachment/319849/Soluciones.SQL" text:style-name="Internet_20_link" text:visited-style-name="Visited_20_Internet_20_Link">Soluciones.SQL</text:a></text:p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44:44.274000000</meta:creation-date>
    <dc:date>2018-09-12T15:15:51.841000000</dc:date>
    <meta:editing-duration>PT31M7S</meta:editing-duration>
    <meta:editing-cycles>1</meta:editing-cycles>
    <meta:generator>LibreOffice/6.0.2.1$Windows_X86_64 LibreOffice_project/f7f06a8f319e4b62f9bc5095aa112a65d2f3ac89</meta:generator>
    <meta:print-date>2018-09-12T15:16:20.033000000</meta:print-date>
    <meta:document-statistic meta:table-count="0" meta:image-count="0" meta:object-count="0" meta:page-count="1" meta:paragraph-count="7" meta:word-count="30" meta:character-count="204" meta:non-whitespace-character-count="175"/>
  </office:meta>
</office:document-meta>
</file>